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Open Sans SemiBold" svg:font-family="Open Sans SemiBold" style:font-family-generic="swiss" style:font-pitch="variable" svg:panose-1="2 11 7 6 3 8 4 2 2 4"/>
    <style:font-face style:name="Open Sans" svg:font-family="Open Sans" style:font-family-generic="swiss" style:font-pitch="variable" svg:panose-1="2 11 6 6 3 5 4 2 2 4"/>
    <style:font-face style:name="Open Sans Light" svg:font-family="Open Sans Light" style:font-family-generic="swiss" style:font-pitch="variable" svg:panose-1="2 11 3 6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fo:text-align="center"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Framecontents" style:family="paragraph">
      <style:paragraph-properties fo:text-align="center" fo:margin-top="0.1979in" fo:margin-bottom="0.1979in"/>
      <style:text-properties style:font-name="Open Sans SemiBold" fo:font-size="32pt" style:font-size-asian="32pt" style:font-size-complex="32pt"/>
    </style:style>
    <style:style style:name="P3" style:parent-style-name="Framecontents" style:family="paragraph">
      <style:paragraph-properties fo:text-align="center"/>
      <style:text-properties style:font-name="Open Sans Light" fo:font-size="24pt" style:font-size-asian="24pt" style:font-size-complex="24pt"/>
    </style:style>
    <style:style style:name="P4" style:parent-style-name="Titre1" style:family="paragraph">
      <style:paragraph-properties fo:break-before="page"/>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style:style>
    <style:style style:name="T7" style:parent-style-name="Policepardéfaut" style:family="text">
      <style:text-properties fo:font-weight="bold" style:font-weight-asian="bold" style:font-weight-complex="bold"/>
    </style:style>
    <style:style style:name="T8" style:parent-style-name="Policepardéfaut" style:family="text">
      <style:text-properties fo:font-weight="bold" style:font-weight-asian="bold" style:font-weight-complex="bold"/>
    </style:style>
    <style:style style:name="P9" style:parent-style-name="Titre1" style:family="paragraph">
      <style:paragraph-properties fo:break-before="page"/>
    </style:style>
    <style:style style:name="P10" style:parent-style-name="Textbody" style:family="paragraph"/>
    <style:style style:name="T11" style:parent-style-name="Policepardéfaut" style:family="text">
      <style:text-properties style:text-underline-type="single" style:text-underline-style="solid" style:text-underline-width="auto" style:text-underline-mode="continuous"/>
    </style:style>
    <style:style style:name="T12" style:parent-style-name="Policepardéfaut" style:family="text">
      <style:text-properties style:text-underline-type="single" style:text-underline-style="solid" style:text-underline-width="auto" style:text-underline-mode="continuous"/>
    </style:style>
    <style:style style:name="P13" style:parent-style-name="Textbody" style:family="paragraph"/>
    <style:style style:name="T14" style:parent-style-name="Policepardéfaut" style:family="text">
      <style:text-properties style:text-underline-type="single" style:text-underline-style="solid" style:text-underline-width="auto" style:text-underline-mode="continuous"/>
    </style:style>
    <style:style style:name="P15" style:parent-style-name="Textbody" style:family="paragraph"/>
    <style:style style:name="T16" style:parent-style-name="Policepardéfaut" style:family="text">
      <style:text-properties style:text-underline-type="single" style:text-underline-style="solid" style:text-underline-width="auto" style:text-underline-mode="continuous"/>
    </style:style>
    <style:style style:name="P17" style:parent-style-name="Textbody" style:family="paragraph"/>
    <style:style style:name="T18" style:parent-style-name="Policepardéfaut" style:family="text">
      <style:text-properties style:text-underline-type="single" style:text-underline-style="solid" style:text-underline-width="auto" style:text-underline-mode="continuous"/>
    </style:style>
    <style:style style:name="P19" style:parent-style-name="Textbody" style:family="paragraph"/>
    <style:style style:name="T20" style:parent-style-name="Policepardéfaut" style:family="text">
      <style:text-properties style:text-underline-type="single" style:text-underline-style="solid" style:text-underline-width="auto" style:text-underline-mode="continuous"/>
    </style:style>
    <style:style style:name="P21" style:parent-style-name="Textbody" style:family="paragraph"/>
    <style:style style:name="T22" style:parent-style-name="Policepardéfaut" style:family="text">
      <style:text-properties style:text-underline-type="single" style:text-underline-style="solid" style:text-underline-width="auto" style:text-underline-mode="continuous"/>
    </style:style>
    <style:style style:name="P23" style:parent-style-name="Textbody" style:family="paragraph">
      <style:text-properties fo:font-weight="bold" style:font-weight-asian="bold" style:font-weight-complex="bold" fo:color="#FF0000" fo:background-color="#FFF200"/>
    </style:style>
    <style:style style:name="P24" style:parent-style-name="Textbody" style:family="paragraph">
      <style:text-properties fo:font-weight="bold" style:font-weight-asian="bold" style:font-weight-complex="bold" fo:color="#FF0000" fo:background-color="#FFF200"/>
    </style:style>
    <style:style style:name="T25" style:parent-style-name="Policepardéfaut" style:family="text">
      <style:text-properties fo:font-weight="bold" style:font-weight-asian="bold" style:font-weight-complex="bold" fo:color="#FF0000" fo:background-color="#FFF200"/>
    </style:style>
    <style:style style:name="P26" style:parent-style-name="Textbody" style:family="paragraph">
      <style:text-properties fo:font-weight="bold" style:font-weight-asian="bold" style:font-weight-complex="bold" fo:color="#FF0000" fo:background-color="#FFF200"/>
    </style:style>
    <style:style style:name="P27" style:parent-style-name="Textbody" style:family="paragraph">
      <style:text-properties fo:font-weight="bold" style:font-weight-asian="bold" style:font-weight-complex="bold" fo:color="#FF0000" fo:background-color="#FFF200"/>
    </style:style>
    <style:style style:name="T28" style:parent-style-name="Policepardéfaut" style:family="text">
      <style:text-properties fo:font-weight="bold" style:font-weight-asian="bold" style:font-weight-complex="bold" fo:color="#FF0000" fo:background-color="#FFF2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ge" style:horizontal-pos="center" style:vertical-pos="middle" draw:auto-grow-width="true" draw:auto-grow-height="true"/>
      <style:paragraph-properties style:font-independent-line-spacing="false" style:writing-mode="lr-tb"/>
    </style:style>
  </office:automatic-styles>
  <office:body>
    <office:text text:use-soft-page-breaks="true">
      <text:p text:style-name="P1"><draw:frame draw:z-index="251658240" draw:id="id0" draw:style-name="a0" draw:name="Titre" text:anchor-type="paragraph" svg:x="0in" svg:y="0in" svg:width="5.15694in" svg:height="1.32847in" style:rel-width="scale" style:rel-height="scale"><draw:text-box><text:p text:style-name="P2">Projet Boissons</text:p><text:p text:style-name="P3">Développement Web</text:p></draw:text-box><svg:title/><svg:desc/></draw:frame></text:p>
      <text:soft-page-break/>
      <text:h text:style-name="P4" text:outline-level="1">Introduction</text:h>
      <text:p text:style-name="Textbody"><text:tab/>Le projet Boissons est un site web à réaliser qui a pour sujet les cocktails et leurs<text:s/>recettes. Ce projet nous a été donné dans le cadre du cours de développement web de notre<text:s/>troisième année de Licence Informatique à la Faculté de Sciences et Technologies à Nancy. Il est réalisé en binôme, composé de Salih NASCIMENTO et de Aurélien BLAISE.</text:p>
      <text:p text:style-name="Textbody"><text:tab/>Ce site web permet aux utilisateurs de rechercher des recettes de cocktails et de les afficher. Cette recherche peut être faite par le nom de la boisson directement ou par ses ingrédients. La recherche peut également contenir une liste d’ingrédients voulus dans la boisson, et une liste d’ingrédients non souhaités. Les utilisateurs ont la possibilité de créer un compte, qui leur permettra d’enregistrer leurs recettes favorites. Les aliments des recettes sont organisés hiérarchiquement et les utilisateurs peuvent naviguer dans cette hiérarchie pour obtenir des recettes relatives à chaque élément<text:s/>de celle-ci.</text:p>
      <text:h text:style-name="Titre1" text:outline-level="1"/>
      <text:h text:style-name="Titre1" text:outline-level="1">Environnement</text:h>
      <text:p text:style-name="Textbody"><text:span text:style-name="T5">Langages</text:span> : HTML / CSS, PHP, JavaScript</text:p>
      <text:p text:style-name="Textbody"><text:span text:style-name="T6">Serveur web </text:span>: Apache</text:p>
      <text:p text:style-name="Textbody"><text:span text:style-name="T7">Version de WAMP</text:span> :<text:s/>3.1.9 - 64 bits</text:p>
      <text:p text:style-name="Textbody"><text:span text:style-name="T8">Base de données </text:span>: MySQL</text:p>
      <text:soft-page-break/>
      <text:h text:style-name="P9" text:outline-level="1">Analyse</text:h>
      <text:h text:style-name="Titre2" text:outline-level="2">Stockage des données</text:h>
      <text:p text:style-name="Textbody"><text:tab/>Nous avons choisi de stocker les informations dans une base de données MySQL<text:s/>(boissons et aliments, informations personnelles des utilisateurs). Cette solution permet une gestion et une organisation plus facile des données, et apportent un avantage pour la maintenance et l’évolutivité de l’application.</text:p>
      <text:h text:style-name="Titre3" text:outline-level="3">Dictionnaire de données</text:h>
      <text:list text:style-name="LFO2" text:continue-numbering="true">
        <text:list-item>
          <text:p text:style-name="P10">Recettes<text:s/>(<text:span text:style-name="T11">id</text:span><text:span text:style-name="T12">Recette</text:span>, titre, composition, préparation)</text:p>
        </text:list-item>
        <text:list-item>
          <text:p text:style-name="P13">Aliments<text:s/>(<text:span text:style-name="T14">idAliment</text:span>,<text:s/>nomAliment)</text:p>
        </text:list-item>
        <text:list-item>
          <text:p text:style-name="P15">Supercategories<text:s/>(<text:span text:style-name="T16">idSuperCat</text:span>, #idAliment, #idAlimentSuperCategorie)</text:p>
        </text:list-item>
        <text:list-item>
          <text:p text:style-name="P17">Constitution<text:s/>(<text:span text:style-name="T18">idConst</text:span>, #idRecette, #idAliment)</text:p>
        </text:list-item>
        <text:list-item>
          <text:p text:style-name="P19">Utilisateurs<text:s/>(<text:span text:style-name="T20">idUtilisateur</text:span>, pseudo,<text:s/>mdp, sexe, prenom, nom, age, email, telephone, adresse,<text:s/>codePostal, ville, dateCreation)</text:p>
        </text:list-item>
        <text:list-item>
          <text:p text:style-name="P21">RecettesPreferees<text:s/>(<text:span text:style-name="T22">idRP</text:span>, #idUtilisateur, #idRecette)</text:p>
        </text:list-item>
      </text:list>
      <text:h text:style-name="Titre3" text:outline-level="3">Modèle Entité – Association</text:h>
      <text:p text:style-name="P23">Modèle E-A</text:p>
      <text:h text:style-name="Titre3" text:outline-level="3">Modèle relationnel</text:h>
      <text:p text:style-name="P24">Modèle relationnel</text:p>
      <text:h text:style-name="Titre2" text:outline-level="2">Gestion et validation du formulaire</text:h>
      <text:p text:style-name="Textbody"><text:tab/>Plusieurs formulaires sont utilisés dans<text:s/>l’application. Le premier est celui qui permet la recherche de boissons et d’ingrédients. Ce formulaire vérifiera si les aliments existent dans la base de données pour afficher des informations relatives à ceux-ci (recettes, ingrédients associés, etc.). Pour avoir une meilleure expérience utilisateur, la recherche intègre la complétion des mots. Par exemple, si l’utilisateur écrit « ju », automatiquement une liste des aliments commençant par « ju » sera affichée, comme « jus d’orange », « jus de pomme », ...</text:p>
      <text:p text:style-name="Textbody"><text:tab/>Un formulaire est également utilisé pour la création d’un compte utilisateur.<text:s/>Les informations<text:s/>remplies sont validées par un script PHP<text:s/>et par des expressions régulières<text:s/><text:soft-page-break/>en HTML. Ils<text:s/>vérifieront<text:s/>la cohérence des informations, et informeront<text:s/>l’utilisateur des données oubliées ou à modifier le cas échéant. Tant que toutes les données obligatoires ne sont pas remplies et que toutes les données soient conformes, le formulaire ne sera pas<text:s/>traité et mis dans la base de données.</text:p>
      <text:p text:style-name="Textbody"><text:tab/>L’authentification du client requiert également un formulaire qui permettra de vérifier son identifiant et son mot de passe de manière sécurisée (cf. connexion utilisateur).</text:p>
      <text:p text:style-name="Textbody"><text:span text:style-name="T25">VOIR S’IL Y A D’AUTRES FORMULAIRES QU’ON UTILISE</text:span></text:p>
      <text:h text:style-name="Titre2" text:outline-level="2">Connexion utilisateur</text:h>
      <text:p text:style-name="P26">A VOIR COMMENT ON FAIT</text:p>
      <text:h text:style-name="Titre2" text:outline-level="2">Gestion du panier</text:h>
      <text:p text:style-name="Textbody"><text:tab/>Le panier permet aux utilisateurs qui ont un compte et qui sont connectés d’enregistrer des recettes pour pouvoir les retrouver ultérieurement. Pour cela, on utilisera des<text:s/>variables de session<text:s/>qui stockeront ces recettes sur l’ordinateur. Les recettes<text:s/>ajoutées dans le panier pourront être enregistrées dans la base de données par l’utilisateur. Ce dernier peut également supprimer des recettes du panier<text:s/>et de la base de données.</text:p>
      <text:h text:style-name="Titre1" text:outline-level="1">Description de l’interface</text:h>
      <text:p text:style-name="P27">A VOIR COMMENT LE SITE EST FAIT</text:p>
      <text:h text:style-name="Titre1" text:outline-level="1">Description du dossier rendu (.zip)</text:h>
      <text:p text:style-name="Textbody"><text:span text:style-name="T28">A VOIR CE QU’IL Y A DEDA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Open Sans SemiBold" svg:font-family="Open Sans SemiBold" style:font-family-generic="swiss" style:font-pitch="variable" svg:panose-1="2 11 7 6 3 8 4 2 2 4"/>
    <style:font-face style:name="Open Sans" svg:font-family="Open Sans" style:font-family-generic="swiss" style:font-pitch="variable" svg:panose-1="2 11 6 6 3 5 4 2 2 4"/>
    <style:font-face style:name="Open Sans Light" svg:font-family="Open Sans Light" style:font-family-generic="swiss" style:font-pitch="variable" svg:panose-1="2 11 3 6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paragraph-properties fo:margin-top="0.1965in" fo:margin-bottom="0.1965in"/>
      <style:text-properties style:font-name="Open Sans SemiBold" style:font-name-asian="Open Sans SemiBold" style:font-name-complex="Open Sans SemiBold" fo:font-size="24pt" style:font-size-asian="24pt" style:font-size-complex="24pt" fo:hyphenate="false"/>
    </style:style>
    <style:style style:name="Titre2" style:display-name="Titre 2" style:family="paragraph" style:parent-style-name="Heading" style:next-style-name="Textbody" style:default-outline-level="2">
      <style:paragraph-properties fo:margin-top="0.25in" fo:margin-bottom="0.1666in" fo:margin-left="0.4958in" fo:text-indent="-0.2479in">
        <style:tab-stops/>
      </style:paragraph-properties>
      <style:text-properties style:font-name="Open Sans" style:font-name-asian="Open Sans" style:font-name-complex="Open Sans" fo:font-size="18pt" style:font-size-asian="18pt" style:font-size-complex="18pt" fo:hyphenate="false"/>
    </style:style>
    <style:style style:name="Titre3" style:display-name="Titre 3" style:family="paragraph" style:parent-style-name="Heading" style:next-style-name="Textbody" style:default-outline-level="3">
      <style:paragraph-properties fo:margin-top="0.2083in" fo:margin-bottom="0.1111in"/>
      <style:text-properties style:font-name="Open Sans Light" style:font-name-asian="Open Sans Light" style:font-name-complex="Open Sans Light" fo:hyphenate="false"/>
    </style:style>
    <style:style style:name="Normal" style:display-name="Normal" style:family="paragraph">
      <style:paragraph-properties fo:margin-bottom="0.1388in"/>
      <style:text-properties style:font-name="Open Sans" fo:hyphenate="false"/>
    </style:style>
    <style:style style:name="Policepardéfaut" style:display-name="Police par défaut" style:family="text"/>
    <text:list-style style:name="Outline" style:display-name="Outlin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text-align="justify" fo:margin-bottom="0.0972in" fo:line-height="115%"/>
      <style:text-properties style:font-name="Open Sans" style:font-name-asian="Open Sans" style:font-name-complex="Open Sans" fo:hyphenate="false"/>
    </style:style>
    <style:style style:name="Liste" style:display-name="Liste" style:family="paragraph" style:parent-style-name="Textbody">
      <style:text-properties style:font-name-complex="Lohit Devanagari"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suffix="." style:num-format="1">
        <style:list-level-properties fo:text-align="center"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fo:text-align="center"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urélien-PC</dc:creator>
    <meta:creation-date>2019-11-19T14:47:00Z</meta:creation-date>
    <dc:date>2019-12-20T02:12:00Z</dc:date>
    <meta:template xlink:href="Normal" xlink:type="simple"/>
    <meta:editing-cycles>62</meta:editing-cycles>
    <meta:editing-duration>PT9900S</meta:editing-duration>
    <meta:document-statistic meta:page-count="4" meta:paragraph-count="7" meta:word-count="589" meta:character-count="3826" meta:row-count="27" meta:non-whitespace-character-count="3244"/>
  </office:meta>
</office:document-meta>
</file>